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Standard">
      <style:paragraph-properties fo:text-align="start" style:justify-single-word="false" style:writing-mode="rl-tb"/>
    </style:style>
    <style:style style:name="P7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writing-mode="rl-tb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.5in" style:auto-text-indent="false"/>
    </style:style>
    <style:style style:name="P18" style:family="paragraph" style:parent-style-name="Standard">
      <style:paragraph-properties fo:margin-left="1in" fo:margin-right="0in" fo:text-align="end" style:justify-single-word="false" fo:text-indent="0in" style:auto-text-indent="false" style:writing-mode="rl-tb"/>
    </style:style>
    <style:style style:name="P19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20" style:family="paragraph" style:parent-style-name="Standard" style:master-page-name="Standard">
      <style:paragraph-properties fo:text-align="center" style:justify-single-word="false" style:page-number="1" style:writing-mode="rl-tb"/>
      <style:text-properties fo:color="#45818e" fo:font-size="30pt" style:font-size-asian="30pt" style:font-size-complex="30pt"/>
    </style:style>
    <style:style style:name="P21" style:family="paragraph" style:parent-style-name="Standard" style:list-style-name="WWNum3">
      <style:paragraph-properties fo:margin-left="0.5in" fo:margin-right="0in" fo:text-align="end" style:justify-single-word="false" fo:text-indent="-0.25in" style:auto-text-indent="false" style:writing-mode="rl-tb"/>
    </style:style>
    <style:style style:name="P22" style:family="paragraph" style:parent-style-name="Standard" style:list-style-name="WWNum4">
      <style:paragraph-properties fo:margin-left="0.5in" fo:margin-right="0in" fo:text-align="end" style:justify-single-word="false" fo:text-indent="-0.25in" style:auto-text-indent="false" style:writing-mode="rl-tb"/>
    </style:style>
    <style:style style:name="P23" style:family="paragraph" style:parent-style-name="Standard" style:list-style-name="WWNum8">
      <style:paragraph-properties fo:margin-left="0.5in" fo:margin-right="0in" fo:text-align="end" style:justify-single-word="false" fo:text-indent="-0.25in" style:auto-text-indent="false" style:writing-mode="rl-tb"/>
    </style:style>
    <style:style style:name="P24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25" style:family="paragraph" style:parent-style-name="Standard" style:list-style-name="WWNum5">
      <style:paragraph-properties fo:margin-left="0.5in" fo:margin-right="0in" fo:text-align="end" style:justify-single-word="false" fo:text-indent="-0.25in" style:auto-text-indent="false" style:writing-mode="rl-tb"/>
    </style:style>
    <style:style style:name="P2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4">
      <style:paragraph-properties fo:margin-left="1in" fo:margin-right="0in" fo:text-align="end" style:justify-single-word="false" fo:text-indent="-0.25in" style:auto-text-indent="false" style:writing-mode="rl-tb"/>
    </style:style>
    <style:style style:name="P28" style:family="paragraph" style:parent-style-name="Standard" style:list-style-name="WWNum1">
      <style:paragraph-properties fo:margin-left="1in" fo:margin-right="0in" fo:text-indent="-0.25in" style:auto-text-indent="false"/>
    </style:style>
    <style:style style:name="P29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d3e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גן שמואל </text:p>
      <text:p text:style-name="P5"/>
      <text:p text:style-name="P7">צוות weight:</text:p>
      <text:p text:style-name="P5"/>
      <text:p text:style-name="P8">תהליך :</text:p>
      <text:p text:style-name="P5"/>
      <text:list xml:id="list2331850433" text:style-name="WWNum3">
        <text:list-item>
          <text:p text:style-name="P21">נכנסת משאית עם מטען </text:p>
        </text:list-item>
        <text:list-item>
          <text:p text:style-name="P21">נרשם רישיון משאית ורשימת קונטיינרים </text:p>
        </text:list-item>
        <text:list-item>
          <text:p text:style-name="P21">נרשם משקל ברוטו ( מטען + משאית )</text:p>
        </text:list-item>
        <text:list-item>
          <text:p text:style-name="P21">משאית פורקת את המטען </text:p>
        </text:list-item>
        <text:list-item>
          <text:p text:style-name="P21">משאית נשקלת שוב ( משקל המשאית בלבד = truck_tara).</text:p>
        </text:list-item>
      </text:list>
      <text:p text:style-name="P9"/>
      <text:p text:style-name="P9">תזכורת:</text:p>
      <text:p text:style-name="P9"><text:s/>משקל ברוטו = נטו ( פירות ) + משקל משאית + <text:s/>סך כל משקל הקונטיינרים </text:p>
      <text:p text:style-name="P15"/>
      <text:p text:style-name="P14">:API</text:p>
      <text:p text:style-name="P12">--------------------------------------------------------------------------------------------------------------------------</text:p>
      <text:list xml:id="list3300415277" text:style-name="WWNum7">
        <text:list-item>
          <text:p text:style-name="P26">GET /health</text:p>
        </text:list-item>
      </text:list>
      <text:p text:style-name="P9">בדיקת תקינות + בדיקת מסד נתונים (select 1).</text:p>
      <text:p text:style-name="P9">מחזיר 200 (OK) אם תקין או 500 (internal server error) <text:s/>אם נכשל .</text:p>
      <text:p text:style-name="P1">--------------------------------------------------------------------------------------------------------------------------</text:p>
      <text:p text:style-name="P11"><text:s text:c="6"/>2) POST /batch-weight</text:p>
      <text:p text:style-name="P16">- file = &lt;filename&gt;</text:p>
      <text:p text:style-name="P16"/>
      <text:p text:style-name="P9">להעלות קובץ של משקלים משאיות (tara) מתיקייה "in/" , מתקבל על ידי קבצי <text:s/>CSV <text:s/>או <text:s/>JSON .</text:p>
      <text:p text:style-name="P9">דורס את הקובץ הקודם אם קיים.</text:p>
      <text:p text:style-name="P9"/>
      <text:p text:style-name="P16">format:</text:p>
      <text:p text:style-name="P16"><text:s/>csv - (id,kg) או <text:s/>(id,lbs)</text:p>
      <text:p text:style-name="P16"><text:s/>json - ([{"id":..,"weight":..,"unit":..},...])</text:p>
      <text:p text:style-name="P16"/>
      <text:p text:style-name="P1">--------------------------------------------------------------------------------------------------------------------------</text:p>
      <text:p text:style-name="P11"><text:s text:c="6"/>3) <text:s/>GET /unknown - </text:p>
      <text:p text:style-name="P9">רשימה של כל הקונטיינרים שאין להם משקל במסד הנתונים.</text:p>
      <text:p text:style-name="P11"><text:s text:c="11"/>["id1","id2",...]</text:p>
      <text:p text:style-name="P1">--------------------------------------------------------------------------------------------------------------------------</text:p>
      <text:p text:style-name="P11"><text:s text:c="6"/>4) GET /weight?from=t1&amp;to=t2&amp;filter=f</text:p>
      <text:p text:style-name="P5">משתנים :</text:p>
      <text:p text:style-name="P1"><text:s/>t1 &amp; t2 - <text:s/>yyyymmddhhmmss זמן בפורמט </text:p>
      <text:p text:style-name="P1">f- תוחם את כיוון המשאית </text:p>
      <text:p text:style-name="P17">default from - <text:s/>היום בשעה 000000</text:p>
      <text:p text:style-name="P17">default to - עכשיו</text:p>
      <text:p text:style-name="P17">default filter = “in,out,none”</text:p>
      <text:p text:style-name="P17"/>
      <text:p text:style-name="P5">מחזיר מערך אובייקטים מסוג <text:s/>JSON של כל קונטיינרים שעברו במשקל </text:p>
      <text:p text:style-name="P5"/>
      <text:p text:style-name="P5"><text:soft-page-break/></text:p>
      <text:p text:style-name="P6"/>
      <text:p text:style-name="Standard">[{ "id": &lt;id&gt;,</text:p>
      <text:p text:style-name="Standard"><text:s text:c="3"/>"direction": in/out/none,</text:p>
      <text:p text:style-name="Standard"><text:s text:c="3"/>"bruto": &lt;int&gt;, //in kg</text:p>
      <text:p text:style-name="Standard"><text:s text:c="3"/>"neto": &lt;int&gt; or "na" // na if some of containers have unknown tara</text:p>
      <text:p text:style-name="Standard"><text:s text:c="3"/>"produce": &lt;str&gt;,</text:p>
      <text:p text:style-name="Standard"><text:s text:c="3"/>"containers": [ id1, id2, ...]</text:p>
      <text:p text:style-name="Standard">},...]</text:p>
      <text:p text:style-name="P1">--------------------------------------------------------------------------------------------------------------------------</text:p>
      <text:p text:style-name="Standard"><text:s text:c="2"/>5) <text:s text:c="2"/>GET /item/&lt;id&gt;?from=t1&amp;to=t2</text:p>
      <text:p text:style-name="Standard"/>
      <text:p text:style-name="P1"><text:s text:c="4"/>id- מייצג משאית או קונטיינר</text:p>
      <text:p text:style-name="P5">משתנים :</text:p>
      <text:p text:style-name="P1"><text:s/>t1 &amp; t2 - <text:s/>yyyymmddhhmmss זמן בפורמט</text:p>
      <text:p text:style-name="P17">default from - <text:s/>הראשון לחודש הנוכחי בשעה 000000</text:p>
      <text:p text:style-name="P17">default to - עכשיו</text:p>
      <text:p text:style-name="P9">מחזיר JSON </text:p>
      <text:p text:style-name="P9"/>
      <text:p text:style-name="P13">{ <text:s text:c="2"/>“id”: &lt;str&gt;</text:p>
      <text:p text:style-name="P13"><text:s text:c="4"/>“tara”: &lt;int&gt; OR “na” // עבור משאית זה המשקל האחרון שלה.</text:p>
      <text:p text:style-name="P13"><text:s text:c="4"/>“sessions” : [ <text:s/>&lt;id1&gt;, …]</text:p>
      <text:p text:style-name="P13">}</text:p>
      <text:p text:style-name="P9">במידה ולא קיים id מחזיר 404.</text:p>
      <text:p text:style-name="P9"/>
      <text:p text:style-name="P1">--------------------------------------------------------------------------------------------------------------------------</text:p>
      <text:p text:style-name="Standard"><text:s text:c="2"/>6) <text:s text:c="2"/>GET /session/&lt;id&gt;</text:p>
      <text:p text:style-name="P9">מחזיר מידע על session לפי ה id </text:p>
      <text:p text:style-name="P9">המידע מתקבל בפורמט JSON</text:p>
      <text:p text:style-name="P10"/>
      <text:p text:style-name="P13">{ "id": &lt;str&gt;</text:p>
      <text:p text:style-name="P13"><text:s text:c="3"/>"truck": &lt;truck-id&gt; or "na",</text:p>
      <text:p text:style-name="P13"><text:s text:c="3"/>"bruto": &lt;int&gt;,</text:p>
      <text:p text:style-name="P13">ONLY for OUT:</text:p>
      <text:p text:style-name="P13"><text:s text:c="4"/>"truckTara": &lt;int&gt;, <text:s/></text:p>
      <text:p text:style-name="P13"><text:s text:c="4"/>"neto": &lt;int&gt; or "na" // na if some of containers unknown</text:p>
      <text:p text:style-name="P13"><text:s/>}</text:p>
      <text:p text:style-name="P13"/>
      <text:p text:style-name="P13"/>
      <text:p text:style-name="P1">--------------------------------------------------------------------------------------------------------------------------</text:p>
      <text:p text:style-name="Standard"><text:s text:c="2"/>7) <text:s text:c="2"/>POST /weight</text:p>
      <text:p text:style-name="P9">משתנים:</text:p>
      <text:p text:style-name="P13">- direction=in/out/none</text:p>
      <text:p text:style-name="P13">- containers=str1,str2,... comma delimited list of container ids</text:p>
      <text:p text:style-name="P13">- weight=&lt;int&gt;</text:p>
      <text:p text:style-name="P13">- unit=kg/lbs {precision is ~5kg, so dropping decimal is a non-issue}</text:p>
      <text:p text:style-name="P13">- force=true/false { see logic below }</text:p>
      <text:p text:style-name="P13">- produce=&lt;str&gt; { id of produce, e.g. "orange", "tomato", ... OR "na" if empty}</text:p>
      <text:p text:style-name="P13"><text:soft-page-break/></text:p>
      <text:p text:style-name="P9">המידע נקלט יחד עם זמן השרת , מחזיר אובייקט מסוג JSON עם משקל ייחודי.</text:p>
      <text:p text:style-name="P15"/>
      <text:list xml:id="list1290691573" text:style-name="WWNum4">
        <text:list-item>
          <text:p text:style-name="P22">במידה וכיוון המשאית הוא <text:s/>"in" או "none" <text:s/>יש לייצר סשן חדש</text:p>
        </text:list-item>
        <text:list-item>
          <text:p text:style-name="P22">במידה וכיוון המשאית הוא "out" יחזיר <text:s/>session id של הכניסה ( "in") האחרונה של המשאית .</text:p>
        </text:list-item>
        <text:list-item>
          <text:p text:style-name="P22">במידה ו "in" <text:s/>מגיע לאחר "in" או "out" לאחר "out" , נהיה תלוים במשתנה <text:span text:style-name="T1">force</text:span></text:p>
          <text:list>
            <text:list-item>
              <text:p text:style-name="P27">אם force יהיה שווה false , יש ליצר שגיאה.</text:p>
            </text:list-item>
            <text:list-item>
              <text:p text:style-name="P27">אם force יהיה שווה true - זה ידרוס את המשקל הקודם של אותה המשאית .</text:p>
            </text:list-item>
          </text:list>
        </text:list-item>
      </text:list>
      <text:p text:style-name="P9"/>
      <text:list xml:id="list433914258" text:style-name="WWNum8">
        <text:list-item>
          <text:p text:style-name="P23">במידה ומתקבל "out" ואין "in" תוחזר שגיאה</text:p>
        </text:list-item>
        <text:list-item>
          <text:p text:style-name="P23">במידה ומתקבל "none" לאחר "in" תוחזר שגיאה</text:p>
        </text:list-item>
      </text:list>
      <text:p text:style-name="P18"/>
      <text:p text:style-name="P9">במידה והפעולה הצליחה מחזירה ערך </text:p>
      <text:p text:style-name="P13"><text:s/>{ "id": &lt;str&gt;, </text:p>
      <text:p text:style-name="P13"><text:s text:c="3"/>"truck": &lt;license&gt; or "na",</text:p>
      <text:p text:style-name="P13"><text:s text:c="3"/>"bruto": &lt;int&gt;,</text:p>
      <text:p text:style-name="P13"><text:s text:c="3"/>ONLY for OUT:</text:p>
      <text:p text:style-name="P13"><text:s text:c="3"/>"truckTara": &lt;int&gt;,</text:p>
      <text:p text:style-name="P13"><text:s text:c="3"/>"neto": &lt;int&gt; or "na" // na if some of containers have unknown tara</text:p>
      <text:p text:style-name="P10">{<text:line-break/></text:p>
      <text:p text:style-name="P10"/>
      <text:p text:style-name="P7">צוות Paying Providers:</text:p>
      <text:p text:style-name="P7"/>
      <text:p text:style-name="P8">כמה דגשים:</text:p>
      <text:p text:style-name="P7"/>
      <text:list xml:id="list4007367970" text:style-name="WWNum2">
        <text:list-item>
          <text:p text:style-name="P24">ספקים מקבלים תשלום בתדירות יומית\שבועית\חודשית , משתנה בהתאם לחוזה </text:p>
        </text:list-item>
        <text:list-item>
          <text:p text:style-name="P24">המחיר למוצר עשוי להיות גלובלי לכל הספקים, אך לעיתים יכול להיות מחיר שונה למוצר ספציפי לספקים שונים .</text:p>
        </text:list-item>
        <text:list-item>
          <text:p text:style-name="P24">הספק מצפה לדו"ח מפורט שמסביר לו על קבלת התשלום .</text:p>
        </text:list-item>
      </text:list>
      <text:p text:style-name="P15"/>
      <text:p text:style-name="P9"/>
      <text:p text:style-name="P4">:API</text:p>
      <text:p text:style-name="P1">--------------------------------------------------------------------------------------------------------------------------</text:p>
      <text:list xml:id="list2285023306" text:style-name="WWNum1">
        <text:list-item>
          <text:p text:style-name="P28">GET /health</text:p>
        </text:list-item>
      </text:list>
      <text:p text:style-name="P5">בדיקת תקינות + בדיקת מסד נתונים (select 1).</text:p>
      <text:p text:style-name="P5">מחזיר 200 (OK) אם תקין או 500 (internal server error) <text:s/>אם נכשל .</text:p>
      <text:p text:style-name="P3">--------------------------------------------------------------------------------------------------------------------------</text:p>
      <text:p text:style-name="P3"><text:s text:c="16"/>2) POST /provider </text:p>
      <text:p text:style-name="P5">משתנים</text:p>
      <text:p text:style-name="P3"><text:tab/>-name <text:s/>- שם הספק חייב להיות ייחודי</text:p>
      <text:p text:style-name="P5">מייצר ID של ספק חדש , חייב להיות חד חד ערכי !</text:p>
      <text:p text:style-name="P5">מחזיר JSON</text:p>
      <text:p text:style-name="P19">{ "id":&lt;str&gt;}</text:p>
      <text:p text:style-name="Standard">--------------------------------------------------------------------------------------------------------------------------</text:p>
      <text:p text:style-name="Standard"><text:s/><text:tab/> <text:s text:c="3"/>3) POST /rates</text:p>
      <text:p text:style-name="P16"><text:soft-page-break/><text:s text:c="4"/>- file = &lt;filename&gt;</text:p>
      <text:p text:style-name="P9">מעלה קובץ של מחירים מקובץ excel מתוך תיקיית "in/" </text:p>
      <text:p text:style-name="P9">בקובץ יש את העמודות הבאות :</text:p>
      <text:p text:style-name="P10"/>
      <text:p text:style-name="P19">- Product - a product id</text:p>
      <text:p text:style-name="P19">- Rate - integer (in agorot)</text:p>
      <text:p text:style-name="P19">- Scope - ALL or A provider id. </text:p>
      <text:p text:style-name="P9">הקובץ דורס את המחירים הקיימים .</text:p>
      <text:p text:style-name="Standard">--------------------------------------------------------------------------------------------------------------------------</text:p>
      <text:p text:style-name="Standard"><text:s/><text:tab/> <text:s text:c="3"/>4) GET /rates</text:p>
      <text:p text:style-name="P5">מוריד את אותו קובץ שעלה בעזרת POST /rates .</text:p>
      <text:p text:style-name="Standard">--------------------------------------------------------------------------------------------------------------------------</text:p>
      <text:p text:style-name="Standard"><text:s/><text:tab/> <text:s text:c="3"/>5) POST /truck</text:p>
      <text:p text:style-name="P5">משתנים :</text:p>
      <text:p text:style-name="Standard"><text:s text:c="18"/>- provider - known provider id</text:p>
      <text:p text:style-name="Standard"><text:tab/> <text:s text:c="5"/>- id - the truck license plate </text:p>
      <text:p text:style-name="P5">מכניס משאית למערכת </text:p>
      <text:p text:style-name="Standard">--------------------------------------------------------------------------------------------------------------------------</text:p>
      <text:p text:style-name="Standard"><text:s text:c="3"/><text:tab/> <text:s text:c="3"/>6) PUT /truck {id}</text:p>
      <text:p text:style-name="P5">מעדכן provider id <text:s/>על פי שם .</text:p>
      <text:p text:style-name="Standard">--------------------------------------------------------------------------------------------------------------------------</text:p>
      <text:p text:style-name="Standard"><text:s text:c="3"/><text:tab/> <text:s text:c="3"/>7) GET /truck/&lt;id&gt;?from=t1&amp;to=t2</text:p>
      <text:p text:style-name="P5">משתנים</text:p>
      <text:p text:style-name="P5"/>
      <text:p text:style-name="P1">id - רישיון משאית </text:p>
      <text:p text:style-name="P1">t1,t2 - yyyymmddhhmmss <text:s/>ערך זמן בפורמט</text:p>
      <text:p text:style-name="P3"/>
      <text:p text:style-name="Standard"><text:tab/> <text:s text:c="4"/>defaluts:</text:p>
      <text:p text:style-name="Standard"><text:tab/><text:tab/>-t1 - הראשון לחודש משעה 000000</text:p>
      <text:p text:style-name="P3"><text:tab/><text:tab/>-t2 - עכשיו </text:p>
      <text:p text:style-name="P5">אם <text:s/>id לא קיים מחזיר 404 .</text:p>
      <text:p text:style-name="P5">מחזיר JSON אם תקין .</text:p>
      <text:p text:style-name="P3">{ "id": &lt;str&gt;,</text:p>
      <text:p text:style-name="P3"><text:s text:c="2"/>"tara": &lt;int&gt;, // last known tara in kg</text:p>
      <text:p text:style-name="P3"><text:s text:c="2"/>"sessions": [ &lt;id1&gt;,...] </text:p>
      <text:p text:style-name="P3">}</text:p>
      <text:p text:style-name="Standard">--------------------------------------------------------------------------------------------------------------------------</text:p>
      <text:p text:style-name="Standard"><text:s text:c="3"/><text:tab/> <text:s text:c="3"/>8) GET /bill/&lt;id&gt;?from=t1&amp;to=t2</text:p>
      <text:p text:style-name="Standard"/>
      <text:p text:style-name="P5">משתנים:</text:p>
      <text:p text:style-name="P5"/>
      <text:p text:style-name="P1">id - רישיון <text:span text:style-name="T2">ספק</text:span> </text:p>
      <text:p text:style-name="P1">t1,t2 - yyyymmddhhmmss <text:s/>ערך זמן בפורמט</text:p>
      <text:p text:style-name="Standard"><text:tab/> <text:s text:c="4"/>defaluts:</text:p>
      <text:p text:style-name="Standard"><text:tab/><text:tab/>-t1 - הראשון לחודש משעה 000000</text:p>
      <text:p text:style-name="Standard"><text:tab/><text:tab/>-t2 - עכשיו</text:p>
      <text:p text:style-name="Standard"/>
      <text:p text:style-name="P5">מחזיר חשבונית מסוג אובייקט של JSON</text:p>
      <text:p text:style-name="P5"><text:soft-page-break/></text:p>
      <text:p text:style-name="P6">}</text:p>
      <text:p text:style-name="P3"><text:s text:c="2"/>"id": &lt;str&gt;,</text:p>
      <text:p text:style-name="P3"><text:s text:c="2"/>"name": &lt;str&gt;,</text:p>
      <text:p text:style-name="P3"><text:s text:c="2"/>"from": &lt;str&gt;,</text:p>
      <text:p text:style-name="P3"><text:s text:c="2"/>"to": &lt;str&gt;,</text:p>
      <text:p text:style-name="P3"><text:s text:c="2"/>"truckCount": &lt;int&gt;,</text:p>
      <text:p text:style-name="P3"><text:s text:c="2"/>"sessionCount": &lt;int&gt;,</text:p>
      <text:p text:style-name="P3"><text:s text:c="2"/>"products": [</text:p>
      <text:p text:style-name="P3"><text:s text:c="4"/>{ "product":&lt;str&gt;,</text:p>
      <text:p text:style-name="P3"><text:s text:c="6"/>"count": &lt;str&gt;, // number of sessions</text:p>
      <text:p text:style-name="P3"><text:s text:c="6"/>"amount": &lt;int&gt;, // total kg</text:p>
      <text:p text:style-name="P3"><text:s text:c="6"/>"rate": &lt;int&gt;, // agorot</text:p>
      <text:p text:style-name="P3"><text:s text:c="6"/>"pay": &lt;int&gt; // agorot</text:p>
      <text:p text:style-name="P3"><text:s text:c="4"/>},...</text:p>
      <text:p text:style-name="P3"><text:s text:c="2"/>],</text:p>
      <text:p text:style-name="P3"><text:s text:c="2"/>"total": &lt;int&gt; // agorot</text:p>
      <text:p text:style-name="P3">}</text:p>
      <text:p text:style-name="P7">צוות Automation &amp; DevOps:</text:p>
      <text:p text:style-name="P2"/>
      <text:list xml:id="list422112941" text:style-name="WWNum5">
        <text:list-item>
          <text:p text:style-name="P25">לעבוד מול github.</text:p>
        </text:list-item>
        <text:list-item>
          <text:p text:style-name="P25">לעבוד עם repo אחד לכל המפתחים .</text:p>
        </text:list-item>
      </text:list>
      <text:list xml:id="list884531714" text:style-name="WWNum6">
        <text:list-item>
          <text:p text:style-name="P29">לכל צוות תהיה תיקיה</text:p>
        </text:list-item>
      </text:list>
      <text:list xml:id="list183837840873516" text:continue-list="list422112941" text:style-name="WWNum5">
        <text:list-item>
          <text:p text:style-name="P25">לעשות דוקריזציה לכל השירותים </text:p>
        </text:list-item>
        <text:list-item>
          <text:p text:style-name="P25">תהליך CI , מיושם על master .</text:p>
        </text:list-item>
        <text:list-item>
          <text:p text:style-name="P25">לבצע בדיקות <text:s/>E2E ( אוטומטיות ).</text:p>
        </text:list-item>
      </text:list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4T18:38:22.268380966</dc:date>
    <meta:editing-duration>PT56S</meta:editing-duration>
    <meta:editing-cycles>2</meta:editing-cycles>
    <meta:document-statistic meta:table-count="0" meta:image-count="0" meta:object-count="0" meta:page-count="5" meta:paragraph-count="177" meta:word-count="854" meta:character-count="6577" meta:non-whitespace-character-count="5604"/>
  </office:meta>
</office:document-meta>
</file>